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63.8mm"/>
    </style:style>
    <style:style style:name="co5" style:family="table-column">
      <style:table-column-properties fo:break-before="auto" style:column-width="50.18mm"/>
    </style:style>
    <style:style style:name="co6" style:family="table-column">
      <style:table-column-properties fo:break-before="auto" style:column-width="67.89mm"/>
    </style:style>
    <style:style style:name="co7" style:family="table-column">
      <style:table-column-properties fo:break-before="auto" style:column-width="75.5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8" table:style-name="ta1">
        <table:shapes>
          <draw:frame draw:z-index="0" draw:style-name="gr1" draw:text-style-name="P1" svg:width="159.99mm" svg:height="89.99mm" svg:x="31.25mm" svg:y="73.24mm">
            <loext:p draw:notify-on-update-of-ranges="res8.A1:res8.A1 res8.A2:res8.A8 res8.B1:res8.B1 res8.B2:res8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90.66mm" svg:x="193.85mm" svg:y="75.09mm">
            <loext:p draw:notify-on-update-of-ranges="res8.A1:res8.A1 res8.A2:res8.A8 res8.C1:res8.C1 res8.C2:res8.C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somme_surface</text:p>
          </table:table-cell>
          <table:table-cell table:style-name="Default" office:value-type="string" calcext:value-type="string">
            <text:p>indice_qualite_air x 100</text:p>
          </table:table-cell>
          <table:table-cell office:value-type="string" calcext:value-type="string">
            <text:p>nom/0</text:p>
          </table:table-cell>
          <table:table-cell office:value-type="string" calcext:value-type="string">
            <text:p>nom/1</text:p>
          </table:table-cell>
          <table:table-cell office:value-type="string" calcext:value-type="string">
            <text:p>nom/2</text:p>
          </table:table-cell>
          <table:table-cell office:value-type="string" calcext:value-type="string">
            <text:p>nom/3</text:p>
          </table:table-cell>
        </table:table-row>
        <table:table-row table:style-name="ro1">
          <table:table-cell office:value-type="string" calcext:value-type="string">
            <text:p>Cholet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val</text:p>
          </table:table-cell>
          <table:table-cell office:value-type="float" office:value="12807" calcext:value-type="float">
            <text:p>12807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Landes et tourbière des Egoutel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s</text:p>
          </table:table-cell>
          <table:table-cell office:value-type="float" office:value="568094" calcext:value-type="float">
            <text:p>56809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Prairies et roselière des Dureaux</text:p>
          </table:table-cell>
          <table:table-cell office:value-type="string" calcext:value-type="string">
            <text:p>Coteau et prairies des Caforts</text:p>
          </table:table-cell>
          <table:table-cell office:value-type="string" calcext:value-type="string">
            <text:p>Coteau et Plateau de Tessé</text:p>
          </table:table-cell>
          <table:table-cell office:value-type="string" calcext:value-type="string">
            <text:p>Bas-marais tourbeux de la Basse Goulandière</text:p>
          </table:table-cell>
        </table:table-row>
        <table:table-row table:style-name="ro1">
          <table:table-cell office:value-type="string" calcext:value-type="string">
            <text:p>Angers</text:p>
          </table:table-cell>
          <table:table-cell office:value-type="float" office:value="2667627" calcext:value-type="float">
            <text:p>2667627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Basses-Brosses et Chevalleries</text:p>
          </table:table-cell>
          <table:table-cell office:value-type="string" calcext:value-type="string">
            <text:p>Coteaux du Pont-Barré</text:p>
          </table:table-cell>
          <table:table-cell office:value-type="string" calcext:value-type="string">
            <text:p>Marais de Cré-sur-Loir/La Flèche</text:p>
          </table:table-cell>
          <table:table-cell office:value-type="string" calcext:value-type="string">
            <text:p>Étang et boisements de Joreau</text:p>
          </table:table-cell>
        </table:table-row>
        <table:table-row table:style-name="ro1">
          <table:table-cell office:value-type="string" calcext:value-type="string">
            <text:p>Roche-sur-Yon</text:p>
          </table:table-cell>
          <table:table-cell office:value-type="float" office:value="4873720" calcext:value-type="float">
            <text:p>487372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Marais communal du Poiré-sur-Velluire</text:p>
          </table:table-cell>
          <table:table-cell office:value-type="string" calcext:value-type="string">
            <text:p>Ferme de Choisy</text:p>
          </table:table-cell>
          <table:table-cell office:value-type="string" calcext:value-type="string">
            <text:p>Marais de la Vacherie</text:p>
          </table:table-cell>
          <table:table-cell/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7407544" calcext:value-type="float">
            <text:p>7407544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Lac de Grand-Lieu</text:p>
          </table:table-cell>
          <table:table-cell office:value-type="string" calcext:value-type="string">
            <text:p>Tourbière de Logné</text:p>
          </table:table-cell>
          <table:table-cell office:value-type="string" calcext:value-type="string">
            <text:p>Ferme bocagère de la Chauffetière</text:p>
          </table:table-cell>
          <table:table-cell office:value-type="string" calcext:value-type="string">
            <text:p>Bocage humide des Cailleries</text:p>
          </table:table-cell>
        </table:table-row>
        <table:table-row table:style-name="ro1">
          <table:table-cell office:value-type="string" calcext:value-type="string">
            <text:p>Saint-Nazaire</text:p>
          </table:table-cell>
          <table:table-cell office:value-type="float" office:value="10516957" calcext:value-type="float">
            <text:p>10516957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Etang du Pont de Fer</text:p>
          </table:table-cell>
          <table:table-cell office:value-type="string" calcext:value-type="string">
            <text:p>Polder de Sébastopol</text:p>
          </table:table-cell>
          <table:table-cell office:value-type="string" calcext:value-type="string">
            <text:p>Espace dunaire de la Pointe Saint-Gildas</text:p>
          </table:table-cell>
          <table:table-cell office:value-type="string" calcext:value-type="string">
            <text:p>Marais de Briè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7">
      <number:scientific-number number:decimal-places="20" loext:min-decimal-places="20" number:min-integer-digits="1" number:min-exponent-digits="2" loext:exponent-interval="1" loext:forced-exponent-sign="true"/>
    </number:number-style>
    <number:number-style style:name="N108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4T20:33:10.096866322</dc:date>
    <meta:editing-duration>PT11M4S</meta:editing-duration>
    <meta:editing-cycles>1</meta:editing-cycles>
    <meta:document-statistic meta:table-count="1" meta:cell-count="48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416cm" svg:y="0.316cm" chart:style-name="ch2">
          <text:p>Surface réserve naturelle</text:p>
        </chart:title>
        <chart:subtitle svg:x="1.95cm" svg:y="1.275cm" chart:style-name="ch3">
          <text:p>Surface total en m² par commune de référence (total : 26 046 749 m²)</text:p>
        </chart:subtitle>
        <chart:legend chart:legend-position="end" svg:x="13.022cm" svg:y="2.707cm" style:legend-expansion="high" chart:style-name="ch4"/>
        <chart:plot-area chart:style-name="ch5" table:cell-range-address="res8.A1:res8.B8" chart:data-source-has-labels="both" svg:x="0.32cm" svg:y="2.138cm" svg:width="12.382cm" svg:height="6.682cm">
          <chartooo:coordinate-region svg:x="3.17cm" svg:y="2.139cm" svg:width="6.681cm" svg:height="6.681cm"/>
          <chart:axis chart:dimension="x" chart:name="primary-x" chart:style-name="ch6" chartooo:axis-type="auto">
            <chartooo:date-scale/>
            <chart:categories table:cell-range-address="res8.A2:res8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s8.B2:res8.B8" chart:label-cell-address="res8.B1:res8.B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_surface</text:p>
                <draw:g>
                  <svg:desc>res8.B1:res8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olet</text:p>
                <draw:g>
                  <svg:desc>res8.A2:res8.A8</svg:desc>
                </draw:g>
              </table:table-cell>
              <table:table-cell office:value-type="float" office:value="0">
                <text:p>0</text:p>
                <draw:g>
                  <svg:desc>res8.B2:res8.B8</svg:desc>
                </draw:g>
              </table:table-cell>
            </table:table-row>
            <table:table-row>
              <table:table-cell office:value-type="string">
                <text:p>Laval</text:p>
              </table:table-cell>
              <table:table-cell office:value-type="float" office:value="12807">
                <text:p>12807</text:p>
              </table:table-cell>
            </table:table-row>
            <table:table-row>
              <table:table-cell office:value-type="string">
                <text:p>Mans</text:p>
              </table:table-cell>
              <table:table-cell office:value-type="float" office:value="568094">
                <text:p>568094</text:p>
              </table:table-cell>
            </table:table-row>
            <table:table-row>
              <table:table-cell office:value-type="string">
                <text:p>Angers</text:p>
              </table:table-cell>
              <table:table-cell office:value-type="float" office:value="2667627">
                <text:p>2667627</text:p>
              </table:table-cell>
            </table:table-row>
            <table:table-row>
              <table:table-cell office:value-type="string">
                <text:p>Roche-sur-Yon</text:p>
              </table:table-cell>
              <table:table-cell office:value-type="float" office:value="4873720">
                <text:p>4873720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7407544">
                <text:p>7407544</text:p>
              </table:table-cell>
            </table:table-row>
            <table:table-row>
              <table:table-cell office:value-type="string">
                <text:p>Saint-Nazaire</text:p>
              </table:table-cell>
              <table:table-cell office:value-type="float" office:value="10516957">
                <text:p>105169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67cm" xlink:href=".." xlink:type="simple" chart:class="chart:bar" chart:style-name="ch1">
        <chart:title svg:x="6.29cm" svg:y="0.317cm" chart:style-name="ch2">
          <text:p>Indice qualité air</text:p>
        </chart:title>
        <chart:subtitle svg:x="2.572cm" svg:y="1.277cm" chart:style-name="ch3">
          <text:p>Indice moyen sur toutes les annes par commune de réference</text:p>
        </chart:subtitle>
        <chart:legend chart:legend-position="end" svg:x="11.647cm" svg:y="4.234cm" style:legend-expansion="high" chart:style-name="ch4"/>
        <chart:plot-area chart:style-name="ch5" table:cell-range-address="res8.A1:res8.A8 res8.C1:res8.C8" chart:data-source-has-labels="both" svg:x="0.32cm" svg:y="2.141cm" svg:width="11.007cm" svg:height="5.764cm">
          <chartooo:coordinate-region svg:x="1.127cm" svg:y="2.141cm" svg:width="10.2cm" svg:height="3.463cm"/>
          <chart:axis chart:dimension="x" chart:name="primary-x" chart:style-name="ch6" chartooo:axis-type="auto">
            <chartooo:date-scale/>
            <chart:title svg:x="4.059cm" svg:y="8.086cm" chart:style-name="ch7">
              <text:p>Commune de réference</text:p>
            </chart:title>
            <chart:categories table:cell-range-address="res8.A2:res8.A8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res8.C2:res8.C8" chart:label-cell-address="res8.C1:res8.C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ce_qualite_air x 100</text:p>
                <draw:g>
                  <svg:desc>res8.C1:res8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olet</text:p>
                <draw:g>
                  <svg:desc>res8.A2:res8.A8</svg:desc>
                </draw:g>
              </table:table-cell>
              <table:table-cell office:value-type="float" office:value="390">
                <text:p>390</text:p>
                <draw:g>
                  <svg:desc>res8.C2:res8.C8</svg:desc>
                </draw:g>
              </table:table-cell>
            </table:table-row>
            <table:table-row>
              <table:table-cell office:value-type="string">
                <text:p>Laval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Mans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Angers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Roche-sur-Yon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Saint-Nazaire</text:p>
              </table:table-cell>
              <table:table-cell office:value-type="float" office:value="395">
                <text:p>3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